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/>
          <table:table-cell office:value-type="string" calcext:value-type="string">
            <text:p>User Story</text:p>
          </table:table-cell>
          <table:table-cell office:value-type="string" calcext:value-type="string">
            <text:p>Tas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ek 1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Week 2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Week 3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.00.0000</text:date>, <text:time style:data-style-name="N2" text:time-value="11:55:39.026173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07:31:35.780862826</meta:creation-date>
    <dc:date>2014-11-04T12:00:43.828821890</dc:date>
    <meta:editing-duration>PT6M1S</meta:editing-duration>
    <meta:editing-cycles>8</meta:editing-cycles>
    <meta:generator>LibreOffice/4.2.6.3$Linux_X86_64 LibreOffice_project/420m0$Build-3</meta:generator>
    <meta:document-statistic meta:table-count="1" meta:cell-count="5" meta:object-count="0"/>
  </office:meta>
</office:document-meta>
</file>